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te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Accent_20_3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0449in" svg:height="3.3886in" svg:x="0in" svg:y="2.0811in">
            <draw:object draw:notify-on-update-of-ranges="Sheet1.A2:Sheet1.A11 Sheet1.B1:Sheet1.B1 Sheet1.B1:Sheet1.B11 Sheet1.A2:Sheet1.A11 Sheet1.C1:Sheet1.C1 Sheet1.C1:Sheet1.C11 Sheet1.A2:Sheet1.A11 Sheet1.D1:Sheet1.D1 Sheet1.D1:Sheet1.D11 Sheet1.A2:Sheet1.A11 Sheet1.E1:Sheet1.E1 Sheet1.E1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Veličina</text:p>
          </table:table-cell>
          <table:table-cell office:value-type="string" calcext:value-type="string">
            <text:p>presjek</text:p>
          </table:table-cell>
          <table:table-cell office:value-type="string" calcext:value-type="string">
            <text:p>presjek_jedan_sortiran</text:p>
          </table:table-cell>
          <table:table-cell office:value-type="string" calcext:value-type="string">
            <text:p>presjek_oba_sortirana</text:p>
          </table:table-cell>
          <table:table-cell office:value-type="string" calcext:value-type="string">
            <text:p>presjek_po_ineksima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table:formula="of:=[.A2]+15000" office:value-type="float" office:value="20000" calcext:value-type="float">
            <text:p>20000</text:p>
          </table:table-cell>
          <table:table-cell office:value-type="float" office:value="0.594636" calcext:value-type="float">
            <text:p>0.594636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1">
          <table:table-cell table:formula="of:=[.A3]+15000" office:value-type="float" office:value="35000" calcext:value-type="float">
            <text:p>35000</text:p>
          </table:table-cell>
          <table:table-cell office:value-type="float" office:value="1.820684" calcext:value-type="float">
            <text:p>1.820684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000901" calcext:value-type="float">
            <text:p>0.000901</text:p>
          </table:table-cell>
        </table:table-row>
        <table:table-row table:style-name="ro1">
          <table:table-cell table:formula="of:=[.A4]+15000" office:value-type="float" office:value="50000" calcext:value-type="float">
            <text:p>50000</text:p>
          </table:table-cell>
          <table:table-cell office:value-type="float" office:value="3.676986" calcext:value-type="float">
            <text:p>3.67698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07388" calcext:value-type="float">
            <text:p>0.007388</text:p>
          </table:table-cell>
          <table:table-cell office:value-type="float" office:value="0.001268" calcext:value-type="float">
            <text:p>0.001268</text:p>
          </table:table-cell>
        </table:table-row>
        <table:table-row table:style-name="ro1">
          <table:table-cell table:formula="of:=[.A5]+15000" office:value-type="float" office:value="65000" calcext:value-type="float">
            <text:p>65000</text:p>
          </table:table-cell>
          <table:table-cell office:value-type="float" office:value="6.254908" calcext:value-type="float">
            <text:p>6.254908</text:p>
          </table:table-cell>
          <table:table-cell office:value-type="float" office:value="0.015279" calcext:value-type="float">
            <text:p>0.0152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1679" calcext:value-type="float">
            <text:p>0.001679</text:p>
          </table:table-cell>
        </table:table-row>
        <table:table-row table:style-name="ro1">
          <table:table-cell table:formula="of:=[.A6]+15000" office:value-type="float" office:value="80000" calcext:value-type="float">
            <text:p>80000</text:p>
          </table:table-cell>
          <table:table-cell office:value-type="float" office:value="9.426141" calcext:value-type="float">
            <text:p>9.426141</text:p>
          </table:table-cell>
          <table:table-cell office:value-type="float" office:value="0.019447" calcext:value-type="float">
            <text:p>0.019447</text:p>
          </table:table-cell>
          <table:table-cell office:value-type="float" office:value="0.012116" calcext:value-type="float">
            <text:p>0.012116</text:p>
          </table:table-cell>
          <table:table-cell office:value-type="float" office:value="0.002076" calcext:value-type="float">
            <text:p>0.002076</text:p>
          </table:table-cell>
        </table:table-row>
        <table:table-row table:style-name="ro1">
          <table:table-cell table:formula="of:=[.A7]+15000" office:value-type="float" office:value="95000" calcext:value-type="float">
            <text:p>95000</text:p>
          </table:table-cell>
          <table:table-cell office:value-type="float" office:value="13.320968" calcext:value-type="float">
            <text:p>13.320968</text:p>
          </table:table-cell>
          <table:table-cell office:value-type="float" office:value="0.023444" calcext:value-type="float">
            <text:p>0.023444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.002498" calcext:value-type="float">
            <text:p>0.002498</text:p>
          </table:table-cell>
        </table:table-row>
        <table:table-row table:style-name="ro1">
          <table:table-cell table:formula="of:=[.A8]+15000" office:value-type="float" office:value="110000" calcext:value-type="float">
            <text:p>110000</text:p>
          </table:table-cell>
          <table:table-cell office:value-type="float" office:value="17.857607" calcext:value-type="float">
            <text:p>17.857607</text:p>
          </table:table-cell>
          <table:table-cell office:value-type="float" office:value="0.027887" calcext:value-type="float">
            <text:p>0.027887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2865" calcext:value-type="float">
            <text:p>0.002865</text:p>
          </table:table-cell>
        </table:table-row>
        <table:table-row table:style-name="ro1">
          <table:table-cell table:formula="of:=[.A9]+15000" office:value-type="float" office:value="125000" calcext:value-type="float">
            <text:p>125000</text:p>
          </table:table-cell>
          <table:table-cell office:value-type="float" office:value="23.079743" calcext:value-type="float">
            <text:p>23.079743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table:formula="of:=[.A10]+15000" office:value-type="float" office:value="140000" calcext:value-type="float">
            <text:p>140000</text:p>
          </table:table-cell>
          <table:table-cell office:value-type="float" office:value="28.943725" calcext:value-type="float">
            <text:p>28.943725</text:p>
          </table:table-cell>
          <table:table-cell office:value-type="float" office:value="0.036498" calcext:value-type="float">
            <text:p>0.036498</text:p>
          </table:table-cell>
          <table:table-cell office:value-type="float" office:value="0.023503" calcext:value-type="float">
            <text:p>0.023503</text:p>
          </table:table-cell>
          <table:table-cell office:value-type="float" office:value="0.003635" calcext:value-type="float">
            <text:p>0.003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s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25:54.737045533</meta:creation-date>
    <dc:date>2022-10-27T18:17:01.286462217</dc:date>
    <meta:editing-duration>PT39M32S</meta:editing-duration>
    <meta:editing-cycles>3</meta:editing-cycles>
    <meta:generator>LibreOffice/7.4.1.2$Linux_X86_64 LibreOffice_project/40$Build-2</meta:generator>
    <meta:document-statistic meta:table-count="1" meta:cell-count="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55cm" svg:height="8.608cm" xlink:href=".." xlink:type="simple" chart:class="chart:scatter" chart:style-name="ch1">
        <chart:legend chart:legend-position="end" svg:x="10.571cm" svg:y="3.258cm" style:legend-expansion="high" chart:style-name="ch2"/>
        <chart:plot-area chart:style-name="ch3" table:cell-range-address="Sheet1.A2:Sheet1.A11 Sheet1.B1:Sheet1.E11" chart:data-source-has-labels="row" svg:x="1.318cm" svg:y="0.172cm" svg:width="8.946cm" svg:height="7.283cm">
          <chart:coordinate-region svg:x="2.601cm" svg:y="0.371cm" svg:width="7.523cm" svg:height="5.768cm"/>
          <chart:axis chart:dimension="x" chart:name="primary-x" chart:style-name="ch4">
            <chart:title svg:x="5.152cm" svg:y="7.627cm" chart:style-name="ch5">
              <text:p>Veličina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426cm" chart:style-name="ch9">
              <text:p>Vrijeme</text:p>
            </chart:title>
            <chart:grid chart:style-name="ch6" chart:class="major"/>
          </chart:axis>
          <chart:series chart:style-name="ch10" chart:values-cell-range-address="Sheet1.B1:Sheet1.B11" chart:label-cell-address="Sheet1.B1:Sheet1.B1" chart:class="chart:scatter">
            <chart:domain table:cell-range-address="Sheet1.A2:Sheet1.A11"/>
            <chart:data-point chart:repeated="11"/>
          </chart:series>
          <chart:series chart:style-name="ch11" chart:values-cell-range-address="Sheet1.C1:Sheet1.C11" chart:label-cell-address="Sheet1.C1:Sheet1.C1" chart:class="chart:scatter">
            <chart:data-point chart:repeated="11"/>
          </chart:series>
          <chart:series chart:style-name="ch12" chart:values-cell-range-address="Sheet1.D1:Sheet1.D11" chart:label-cell-address="Sheet1.D1:Sheet1.D1" chart:class="chart:scatter">
            <chart:data-point chart:repeated="11"/>
          </chart:series>
          <chart:series chart:style-name="ch13" chart:values-cell-range-address="Sheet1.E1:Sheet1.E11" chart:label-cell-address="Sheet1.E1:Sheet1.E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sjek</text:p>
                <draw:g>
                  <svg:desc>Sheet1.B1:Sheet1.B1</svg:desc>
                </draw:g>
              </table:table-cell>
              <table:table-cell office:value-type="string">
                <text:p>presjek_jedan_sortiran</text:p>
                <draw:g>
                  <svg:desc>Sheet1.C1:Sheet1.C1</svg:desc>
                </draw:g>
              </table:table-cell>
              <table:table-cell office:value-type="string">
                <text:p>presjek_oba_sortirana</text:p>
                <draw:g>
                  <svg:desc>Sheet1.D1:Sheet1.D1</svg:desc>
                </draw:g>
              </table:table-cell>
              <table:table-cell office:value-type="string">
                <text:p>presjek_po_ineksim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1</svg:desc>
                </draw:g>
              </table:table-cell>
              <table:table-cell office:value-type="float" office:value="NaN">
                <text:p>NaN</text:p>
                <draw:g>
                  <svg:desc>Sheet1.B1:Sheet1.B11</svg:desc>
                </draw:g>
              </table:table-cell>
              <table:table-cell office:value-type="float" office:value="NaN">
                <text:p>NaN</text:p>
                <draw:g>
                  <svg:desc>Sheet1.C1:Sheet1.C11</svg:desc>
                </draw:g>
              </table:table-cell>
              <table:table-cell office:value-type="float" office:value="NaN">
                <text:p>NaN</text:p>
                <draw:g>
                  <svg:desc>Sheet1.D1:Sheet1.D11</svg:desc>
                </draw:g>
              </table:table-cell>
              <table:table-cell office:value-type="float" office:value="NaN">
                <text:p>NaN</text:p>
                <draw:g>
                  <svg:desc>Sheet1.E1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3755">
                <text:p>0.03755</text:p>
              </table:table-cell>
              <table:table-cell office:value-type="float" office:value="0.00092">
                <text:p>0.00092</text:p>
              </table:table-cell>
              <table:table-cell office:value-type="float" office:value="0.00061">
                <text:p>0.0006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594636">
                <text:p>0.594636</text:p>
              </table:table-cell>
              <table:table-cell office:value-type="float" office:value="0.004254">
                <text:p>0.004254</text:p>
              </table:table-cell>
              <table:table-cell office:value-type="float" office:value="0.002728">
                <text:p>0.002728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1.820684">
                <text:p>1.820684</text:p>
              </table:table-cell>
              <table:table-cell office:value-type="float" office:value="0.007756">
                <text:p>0.007756</text:p>
              </table:table-cell>
              <table:table-cell office:value-type="float" office:value="0.005167">
                <text:p>0.005167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0">
                <text:p>65000</text:p>
              </table:table-cell>
              <table:table-cell office:value-type="float" office:value="3.676986">
                <text:p>3.676986</text:p>
              </table:table-cell>
              <table:table-cell office:value-type="float" office:value="0.01162">
                <text:p>0.01162</text:p>
              </table:table-cell>
              <table:table-cell office:value-type="float" office:value="0.007388">
                <text:p>0.007388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6.254908">
                <text:p>6.254908</text:p>
              </table:table-cell>
              <table:table-cell office:value-type="float" office:value="0.015279">
                <text:p>0.015279</text:p>
              </table:table-cell>
              <table:table-cell office:value-type="float" office:value="0.0097">
                <text:p>0.0097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00">
                <text:p>95000</text:p>
              </table:table-cell>
              <table:table-cell office:value-type="float" office:value="9.426141">
                <text:p>9.426141</text:p>
              </table:table-cell>
              <table:table-cell office:value-type="float" office:value="0.019447">
                <text:p>0.019447</text:p>
              </table:table-cell>
              <table:table-cell office:value-type="float" office:value="0.012116">
                <text:p>0.012116</text:p>
              </table:table-cell>
              <table:table-cell office:value-type="float" office:value="0.002076">
                <text:p>0.002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00">
                <text:p>110000</text:p>
              </table:table-cell>
              <table:table-cell office:value-type="float" office:value="13.320968">
                <text:p>13.320968</text:p>
              </table:table-cell>
              <table:table-cell office:value-type="float" office:value="0.023444">
                <text:p>0.023444</text:p>
              </table:table-cell>
              <table:table-cell office:value-type="float" office:value="0.014853">
                <text:p>0.014853</text:p>
              </table:table-cell>
              <table:table-cell office:value-type="float" office:value="0.002498">
                <text:p>0.00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00">
                <text:p>125000</text:p>
              </table:table-cell>
              <table:table-cell office:value-type="float" office:value="17.857607">
                <text:p>17.857607</text:p>
              </table:table-cell>
              <table:table-cell office:value-type="float" office:value="0.027887">
                <text:p>0.027887</text:p>
              </table:table-cell>
              <table:table-cell office:value-type="float" office:value="0.017424">
                <text:p>0.017424</text:p>
              </table:table-cell>
              <table:table-cell office:value-type="float" office:value="0.002865">
                <text:p>0.002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00">
                <text:p>140000</text:p>
              </table:table-cell>
              <table:table-cell office:value-type="float" office:value="23.079743">
                <text:p>23.079743</text:p>
              </table:table-cell>
              <table:table-cell office:value-type="float" office:value="0.031668">
                <text:p>0.031668</text:p>
              </table:table-cell>
              <table:table-cell office:value-type="float" office:value="0.019859">
                <text:p>0.019859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8.943725">
                <text:p>28.943725</text:p>
              </table:table-cell>
              <table:table-cell office:value-type="float" office:value="0.036498">
                <text:p>0.036498</text:p>
              </table:table-cell>
              <table:table-cell office:value-type="float" office:value="0.023503">
                <text:p>0.023503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